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2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fo:min-height="13.862cm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.008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71cm" fo:margin-right="0cm" fo:margin-top="0.198cm" fo:margin-bottom="0.119cm" fo:line-height="100%" text:enable-numbering="true" fo:text-indent="-0.679cm" style:punctuation-wrap="hanging" style:line-break="strict"/>
    </style:style>
    <style:style style:name="P8" style:family="paragraph">
      <style:paragraph-properties fo:margin-left="0.635cm" fo:margin-right="0cm" fo:margin-top="0.533cm" fo:margin-bottom="0.18cm" fo:line-height="100%" text:enable-numbering="true" fo:text-indent="-0.635cm" style:punctuation-wrap="hanging" style:line-break="strict"/>
    </style:style>
    <style:style style:name="P9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0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2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3" style:family="paragraph">
      <style:paragraph-properties fo:margin-left="1.971cm" fo:margin-right="0cm" fo:margin-top="0.198cm" fo:margin-bottom="0.119cm" fo:line-height="102%" text:enable-numbering="true" fo:text-indent="-0.679cm" style:punctuation-wrap="hanging" style:line-break="strict"/>
    </style:style>
    <style:style style:name="P14" style:family="paragraph">
      <style:paragraph-properties fo:margin-left="0.635cm" fo:margin-right="0cm" fo:text-indent="-0.635cm"/>
    </style:style>
    <style:style style:name="P15" style:family="paragraph">
      <style:paragraph-properties fo:margin-left="1.971cm" fo:margin-right="0cm" fo:margin-top="0.198cm" fo:margin-bottom="0.119cm" fo:line-height="101%" text:enable-numbering="true" fo:text-indent="-0.679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8cm" text:min-label-width="-0.008cm" text:min-label-distance="0.008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357cm" fo:height="0.35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  <text:list-style style:name="L6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711cm" fo:height="0.711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357cm" fo:height="0.35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  <text:list-style style:name="L7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79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114cm" fo:height="0.1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114cm" fo:height="0.114cm"/>
      </text:list-level-style-image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>DRAFT</text:span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1.603cm" svg:height="13.887cm" svg:x="1.904cm" svg:y="3.175cm" presentation:class="outline" presentation:user-transformed="true">
          <draw:text-box>
            <text:list text:style-name="L4">
              <text:list-item>
                <text:p text:id="id1" text:style-name="P6"><text:span text:style-name="T4">For 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Integrated IM, Chat, File Shar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Dev Team Collabo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3" text:style-name="P7"><text:span text:style-name="T4">Open Server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4">For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Comm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esence/IM, File Transfer,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 Framework for Integrated Tool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IM</text:span></text:p>
          </draw:text-box>
        </draw:frame>
        <draw:frame presentation:style-name="pr8" draw:text-style-name="P2" draw:layer="layout" svg:width="21.603cm" svg:height="13.852cm" svg:x="1.904cm" svg:y="3.174cm" presentation:class="outline" presentation:user-transformed="true">
          <draw:text-box>
            <text:list text:style-name="L4">
              <text:list-item>
                <text:p text:style-name="P11"><text:span text:style-name="T4">Buddy List</text:span></text:p>
              </text:list-item>
            </text:list>
            <text:list text:style-name="L4">
              <text:list-item>
                <text:p text:style-name="P11"><text:span text:style-name="T4">IM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IRC Chat</text:span></text:p>
              </text:list-item>
            </text:list>
            <text:list text:style-name="L4">
              <text:list-item>
                <text:p text:style-name="P11"><text:span text:style-name="T4">Chat Hyperlinking</text:span></text:p>
              </text:list-item>
            </text:list>
            <text:list text:style-name="L4">
              <text:list-item>
                <text:p text:style-name="P11"><text:span text:style-name="T4">Chat/IM Bot</text:span></text:p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Skype for VOIP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IM Features</text:span></text:p>
              </text:list-item>
            </text:list>
            <text:list text:style-name="L4">
              <text:list-item>
                <text:p text:style-name="P12"><text:span text:style-name="T4">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HyperConnect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Embedding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Tex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Direct Connection with Author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Contacts Searching</text:span></text:p>
          </draw:text-box>
        </draw:frame>
        <draw:frame presentation:style-name="pr10" draw:text-style-name="P14" draw:layer="layout" svg:width="21.603cm" svg:height="13.862cm" svg:x="1.9cm" svg:y="3.175cm" presentation:class="outline" presentation:placeholder="true" presentation:user-transformed="true">
          <draw:text-box/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Team Collaboration</text:span></text:p>
          </draw:text-box>
        </draw:frame>
        <draw:frame presentation:style-name="pr10" draw:text-style-name="P14" draw:layer="layout" svg:width="21.603cm" svg:height="13.862cm" svg:x="1.9cm" svg:y="3.175cm" presentation:class="outline" presentation:placeholder="true" presentation:user-transformed="true">
          <draw:text-box/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1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...Generic Server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Starting as IAppl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For Developer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Open Extensible API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Container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Core ECF Interface: <text:s/>IContainer</text:span></text:p>
              </text:list-item>
            </text:list>
            <text:list text:style-name="L4">
              <text:list-item>
                <text:p text:style-name="P11"><text:span text:style-name="T4">Represents session</text:span></text:p>
              </text:list-item>
            </text:list>
            <text:list text:style-name="L4">
              <text:list-item>
                <text:p text:style-name="P11"><text:span text:style-name="T4">Adapters for API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2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...Getting and Using Presence API</text:span></text:p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Using Roster Info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Getting Info From Roster</text:span></text:p>
              </text:list-item>
            </text:list>
            <text:list text:style-name="L4">
              <text:list-item>
                <text:p text:style-name="P12"><text:span text:style-name="T4">Adding Info to Roster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1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...Contacts View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Adding New Menu Item</text:span></text:p>
              </text:list-item>
            </text:list>
            <text:list text:style-name="L4">
              <text:list-item>
                <text:p text:style-name="P12"><text:span text:style-name="T4">Contacts Drag and Drop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Extensibility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Extension Points and OSGI Services</text:span></text:p>
              </text:list-item>
            </text:list>
            <text:list text:style-name="L4">
              <text:list-item>
                <text:p text:style-name="P11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Yahoo, Skype, JMS, others (JXTA), etc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Iadaptabl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New provider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Yahoo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Service Discovery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Zeroconf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...RCP App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Integrated with Eclipse/ECF Buddy Lis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Separate App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API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Datashare</text:span></text:p>
              </text:list-item>
            </text:list>
            <text:list text:style-name="L4">
              <text:list-item>
                <text:p text:style-name="P11"><text:span text:style-name="T4">Presence/IM/Cha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Discovery</text:span></text:p>
              </text:list-item>
            </text:list>
            <text:list text:style-name="L4">
              <text:list-item>
                <text:p text:style-name="P11"><text:span text:style-name="T4">VOIP</text:span></text:p>
              </text:list-item>
            </text:list>
            <text:list text:style-name="L4">
              <text:list-item>
                <text:p text:style-name="P11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Interesting Integration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Mylyn</text:span></text:p>
              </text:list-item>
            </text:list>
            <text:list text:style-name="L4">
              <text:list-item>
                <text:p text:style-name="P11"><text:span text:style-name="T4">Corona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8cm" text:min-label-width="-0.008cm" text:min-label-distance="0.008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79cm" style:vertical-pos="middle" style:vertical-rel="line" fo:width="0.357cm" fo:height="0.357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114cm" fo:height="0.114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114cm" fo:height="0.114cm"/>
          </text:list-level-style-image>
        </text:list-style>
      </style:graphic-properties>
      <style:paragraph-properties fo:margin-left="0.635cm" fo:margin-right="0cm" fo:margin-top="0.176cm" fo:margin-bottom="0.176cm" fo:line-height="10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71cm" fo:margin-right="0cm" fo:margin-top="0.198cm" fo:margin-bottom="0.119cm" fo:line-height="103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38cm"/>
          <style:tab-stop style:position="3.108cm"/>
          <style:tab-stop style:position="4.378cm"/>
          <style:tab-stop style:position="5.648cm"/>
          <style:tab-stop style:position="6.918cm"/>
          <style:tab-stop style:position="8.188cm"/>
          <style:tab-stop style:position="9.458cm"/>
          <style:tab-stop style:position="10.728cm"/>
          <style:tab-stop style:position="11.998cm"/>
          <style:tab-stop style:position="13.268cm"/>
          <style:tab-stop style:position="14.538cm"/>
          <style:tab-stop style:position="15.808cm"/>
          <style:tab-stop style:position="17.078cm"/>
          <style:tab-stop style:position="18.348cm"/>
          <style:tab-stop style:position="19.618cm"/>
          <style:tab-stop style:position="20.888cm"/>
          <style:tab-stop style:position="22.158cm"/>
          <style:tab-stop style:position="23.428cm"/>
          <style:tab-stop style:position="24.698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7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8cm" text:min-label-width="-0.008cm" text:min-label-distance="0.008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8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508cm" fo:height="0.508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79cm" style:vertical-pos="middle" style:vertical-rel="line" fo:width="0.256cm" fo:height="0.256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56cm" fo:height="0.256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256cm" fo:height="0.256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256cm" fo:height="0.256cm"/>
          </text:list-level-style-image>
        </text:list-style>
      </style:graphic-properties>
      <style:paragraph-properties fo:margin-left="0.635cm" fo:margin-right="0cm" fo:margin-top="0.176cm" fo:margin-bottom="0.176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71cm" fo:margin-right="0cm" fo:margin-top="0.198cm" fo:margin-bottom="0.119cm" fo:line-height="81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38cm"/>
          <style:tab-stop style:position="3.108cm"/>
          <style:tab-stop style:position="4.378cm"/>
          <style:tab-stop style:position="5.648cm"/>
          <style:tab-stop style:position="6.918cm"/>
          <style:tab-stop style:position="8.188cm"/>
          <style:tab-stop style:position="9.458cm"/>
          <style:tab-stop style:position="10.728cm"/>
          <style:tab-stop style:position="11.998cm"/>
          <style:tab-stop style:position="13.268cm"/>
          <style:tab-stop style:position="14.538cm"/>
          <style:tab-stop style:position="15.808cm"/>
          <style:tab-stop style:position="17.078cm"/>
          <style:tab-stop style:position="18.348cm"/>
          <style:tab-stop style:position="19.618cm"/>
          <style:tab-stop style:position="20.888cm"/>
          <style:tab-stop style:position="22.158cm"/>
          <style:tab-stop style:position="23.428cm"/>
          <style:tab-stop style:position="24.698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1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39cm" fo:margin-right="0cm" fo:margin-top="0.114cm" fo:margin-bottom="0cm" fo:line-height="98%" text:enable-numbering="false" fo:text-indent="-0.939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39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36cm" svg:height="3.095cm" svg:x="0.635cm" svg:y="1.27cm" presentation:class="title" presentation:placeholder="true">
        <draw:text-box/>
      </draw:frame>
      <draw:frame presentation:style-name="Default-outline1" draw:layer="backgroundobjects" svg:width="21.59cm" svg:height="14.09cm" svg:x="1.901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913cm" svg:height="0.684cm" svg:x="19.199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93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93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321cm" svg:height="9.989cm" svg:x="3.492cm" svg:y="2.002cm" presentation:class="page"/>
        <draw:frame presentation:style-name="Default-notes" draw:layer="backgroundobjects" svg:width="16.241cm" svg:height="11.996cm" svg:x="2.032cm" svg:y="12.668cm" presentation:class="notes" presentation:placeholder="true">
          <draw:text-box/>
        </draw:frame>
        <draw:frame presentation:style-name="pr4" draw:text-style-name="P10" draw:layer="backgroundobjects" svg:width="8.793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93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84cm" svg:height="4.085cm" svg:x="1.098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913cm" svg:height="1.31cm" svg:x="19.12cm" svg:y="0.705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12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47cm" svg:height="12.569cm" svg:x="1.269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93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93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321cm" svg:height="9.989cm" svg:x="3.492cm" svg:y="2.002cm" presentation:class="page"/>
        <draw:frame presentation:style-name="Title1-notes" draw:layer="backgroundobjects" svg:width="16.241cm" svg:height="11.996cm" svg:x="2.032cm" svg:y="12.668cm" presentation:class="notes" presentation:placeholder="true">
          <draw:text-box/>
        </draw:frame>
        <draw:frame presentation:style-name="pr9" draw:text-style-name="P10" draw:layer="backgroundobjects" svg:width="8.793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93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meta:print-date>2007-07-23T09:07:38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